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9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49mm"/>
    </style:style>
    <style:style style:name="co4" style:family="table-column">
      <style:table-column-properties fo:break-before="auto" style:column-width="34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/>
      <style:text-properties fo:font-style="normal" style:font-style-asian="normal" style:font-style-complex="normal"/>
    </style:style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ce4" style:family="table-cell" style:parent-style-name="Default" style:data-style-name="N11">
      <style:table-cell-properties fo:background-color="#ffff99"/>
      <style:text-properties fo:font-style="normal" style:font-style-asian="normal" style:font-style-complex="normal"/>
    </style:style>
    <style:style style:name="ce5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 table:null-year="1940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ce5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Start pop</text:p>
          </table:table-cell>
          <table:table-cell table:style-name="ce1" office:value-type="string" calcext:value-type="string">
            <text:p>End pop</text:p>
          </table:table-cell>
          <table:table-cell table:style-name="ce1" office:value-type="string" calcext:value-type="string">
            <text:p>Years</text:p>
          </table:table-cell>
          <table:table-cell table:style-name="ce3" office:value-type="string" calcext:value-type="string">
            <text:p>Percentage end pop</text:p>
          </table:table-cell>
          <table:table-cell table:style-name="ce3" office:value-type="string" calcext:value-type="string">
            <text:p>Percentage increase</text:p>
          </table:table-cell>
          <table:table-cell table:style-name="ce3" office:value-type="string" calcext:value-type="string">
            <text:p>Growth per annum</text:p>
          </table:table-cell>
          <table:table-cell table:style-name="ce1" table:number-columns-repeated="1017"/>
        </table:table-row>
        <table:table-row table:style-name="ro1">
          <table:table-cell table:style-name="ce2" office:value-type="string" calcext:value-type="string">
            <text:p>BB map January 2017</text:p>
          </table:table-cell>
          <table:table-cell table:style-name="ce2" office:value-type="float" office:value="4176682" calcext:value-type="float">
            <text:p>4176682</text:p>
          </table:table-cell>
          <table:table-cell table:style-name="ce2" office:value-type="float" office:value="4992566" calcext:value-type="float">
            <text:p>4992566</text:p>
          </table:table-cell>
          <table:table-cell table:style-name="ce2" office:value-type="float" office:value="11" calcext:value-type="float">
            <text:p>11</text:p>
          </table:table-cell>
          <table:table-cell table:style-name="ce4" table:formula="of:=[.C2]/[.B2]" office:value-type="percentage" office:value="1.19534261885391" calcext:value-type="percentage">
            <text:p>119.53%</text:p>
          </table:table-cell>
          <table:table-cell table:style-name="ce4" table:formula="of:=([.C2]-[.B2])/[.C2]" office:value-type="percentage" office:value="0.163419772517779" calcext:value-type="percentage">
            <text:p>16.34%</text:p>
          </table:table-cell>
          <table:table-cell table:style-name="ce4" table:formula="of:=[.F2]/[.D2]" office:value-type="percentage" office:value="0.0148563429561618" calcext:value-type="percentage">
            <text:p>1.49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K statistics 1649-1801</text:p>
          </table:table-cell>
          <table:table-cell office:value-type="float" office:value="5700000" calcext:value-type="float">
            <text:p>5700000</text:p>
          </table:table-cell>
          <table:table-cell office:value-type="float" office:value="10942646" calcext:value-type="float">
            <text:p>10942646</text:p>
          </table:table-cell>
          <table:table-cell table:formula="of:=1801-1649" office:value-type="float" office:value="152" calcext:value-type="float">
            <text:p>152</text:p>
          </table:table-cell>
          <table:table-cell table:style-name="ce5" table:formula="of:=[.C3]/[.B3]" office:value-type="percentage" office:value="1.91976245614035" calcext:value-type="percentage">
            <text:p>191.98%</text:p>
          </table:table-cell>
          <table:table-cell table:style-name="ce5" table:formula="of:=([.C3]-[.B3])/[.C3]" office:value-type="percentage" office:value="0.47910222079742" calcext:value-type="percentage">
            <text:p>47.91%</text:p>
          </table:table-cell>
          <table:table-cell table:formula="of:=[.F3]/[.D3]" office:value-type="percentage" office:value="0.00315198829471987" calcext:value-type="percentage">
            <text:p>0.32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K census 1811</text:p>
          </table:table-cell>
          <table:table-cell table:formula="of:=[.C3]" office:value-type="float" office:value="10942646" calcext:value-type="float">
            <text:p>10942646</text:p>
          </table:table-cell>
          <table:table-cell office:value-type="float" office:value="12596803" calcext:value-type="float">
            <text:p>12596803</text:p>
          </table:table-cell>
          <table:table-cell office:value-type="float" office:value="10" calcext:value-type="float">
            <text:p>10</text:p>
          </table:table-cell>
          <table:table-cell table:style-name="ce5" table:formula="of:=[.C4]/[.B4]" office:value-type="percentage" office:value="1.15116608907937" calcext:value-type="percentage">
            <text:p>115.12%</text:p>
          </table:table-cell>
          <table:table-cell table:style-name="ce5" table:formula="of:=([.C4]-[.B4])/[.C4]" office:value-type="percentage" office:value="0.131315620320489" calcext:value-type="percentage">
            <text:p>13.13%</text:p>
          </table:table-cell>
          <table:table-cell table:formula="of:=[.F4]/[.D4]" office:value-type="percentage" office:value="0.0131315620320489" calcext:value-type="percentage">
            <text:p>1.31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K census 1821</text:p>
          </table:table-cell>
          <table:table-cell table:formula="of:=[.C4]" office:value-type="float" office:value="12596803" calcext:value-type="float">
            <text:p>12596803</text:p>
          </table:table-cell>
          <table:table-cell office:value-type="float" office:value="20839584" calcext:value-type="float">
            <text:p>20839584</text:p>
          </table:table-cell>
          <table:table-cell office:value-type="float" office:value="10" calcext:value-type="float">
            <text:p>10</text:p>
          </table:table-cell>
          <table:table-cell table:style-name="ce5" table:formula="of:=[.C5]/[.B5]" office:value-type="percentage" office:value="1.65435499785144" calcext:value-type="percentage">
            <text:p>165.44%</text:p>
          </table:table-cell>
          <table:table-cell table:style-name="ce5" table:formula="of:=([.C5]-[.B5])/[.C5]" office:value-type="percentage" office:value="0.395534814898416" calcext:value-type="percentage">
            <text:p>39.55%</text:p>
          </table:table-cell>
          <table:table-cell table:formula="of:=[.F5]/[.D5]" office:value-type="percentage" office:value="0.0395534814898416" calcext:value-type="percentage">
            <text:p>3.96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K census 1831</text:p>
          </table:table-cell>
          <table:table-cell table:formula="of:=[.C5]" office:value-type="float" office:value="20839584" calcext:value-type="float">
            <text:p>20839584</text:p>
          </table:table-cell>
          <table:table-cell office:value-type="float" office:value="24028454" calcext:value-type="float">
            <text:p>24028454</text:p>
          </table:table-cell>
          <table:table-cell office:value-type="float" office:value="10" calcext:value-type="float">
            <text:p>10</text:p>
          </table:table-cell>
          <table:table-cell table:style-name="ce5" table:formula="of:=[.C6]/[.B6]" office:value-type="percentage" office:value="1.15301984914862" calcext:value-type="percentage">
            <text:p>115.30%</text:p>
          </table:table-cell>
          <table:table-cell table:style-name="ce5" table:formula="of:=([.C6]-[.B6])/[.C6]" office:value-type="percentage" office:value="0.132712241911194" calcext:value-type="percentage">
            <text:p>13.27%</text:p>
          </table:table-cell>
          <table:table-cell table:formula="of:=[.F6]/[.D6]" office:value-type="percentage" office:value="0.0132712241911194" calcext:value-type="percentage">
            <text:p>1.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K census 1841</text:p>
          </table:table-cell>
          <table:table-cell table:formula="of:=[.C6]" office:value-type="float" office:value="24028454" calcext:value-type="float">
            <text:p>24028454</text:p>
          </table:table-cell>
          <table:table-cell office:value-type="float" office:value="26709456" calcext:value-type="float">
            <text:p>26709456</text:p>
          </table:table-cell>
          <table:table-cell office:value-type="float" office:value="10" calcext:value-type="float">
            <text:p>10</text:p>
          </table:table-cell>
          <table:table-cell table:style-name="ce5" table:formula="of:=[.C7]/[.B7]" office:value-type="percentage" office:value="1.11157613386196" calcext:value-type="percentage">
            <text:p>111.16%</text:p>
          </table:table-cell>
          <table:table-cell table:style-name="ce5" table:formula="of:=([.C7]-[.B7])/[.C7]" office:value-type="percentage" office:value="0.100376510850689" calcext:value-type="percentage">
            <text:p>10.04%</text:p>
          </table:table-cell>
          <table:table-cell table:formula="of:=[.F7]/[.D7]" office:value-type="percentage" office:value="0.0100376510850689" calcext:value-type="percentage">
            <text:p>1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K census 1851</text:p>
          </table:table-cell>
          <table:table-cell table:formula="of:=[.C7]" office:value-type="float" office:value="26709456" calcext:value-type="float">
            <text:p>26709456</text:p>
          </table:table-cell>
          <table:table-cell office:value-type="float" office:value="27369736" calcext:value-type="float">
            <text:p>27369736</text:p>
          </table:table-cell>
          <table:table-cell office:value-type="float" office:value="10" calcext:value-type="float">
            <text:p>10</text:p>
          </table:table-cell>
          <table:table-cell table:style-name="ce5" table:formula="of:=[.C8]/[.B8]" office:value-type="percentage" office:value="1.02472083295145" calcext:value-type="percentage">
            <text:p>102.47%</text:p>
          </table:table-cell>
          <table:table-cell table:style-name="ce5" table:formula="of:=([.C8]-[.B8])/[.C8]" office:value-type="percentage" office:value="0.0241244562972767" calcext:value-type="percentage">
            <text:p>2.41%</text:p>
          </table:table-cell>
          <table:table-cell table:formula="of:=[.F8]/[.D8]" office:value-type="percentage" office:value="0.00241244562972767" calcext:value-type="percentage">
            <text:p>0.24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K census 1861</text:p>
          </table:table-cell>
          <table:table-cell table:formula="of:=[.C8]" office:value-type="float" office:value="27369736" calcext:value-type="float">
            <text:p>27369736</text:p>
          </table:table-cell>
          <table:table-cell office:value-type="float" office:value="28927485" calcext:value-type="float">
            <text:p>28927485</text:p>
          </table:table-cell>
          <table:table-cell office:value-type="float" office:value="10" calcext:value-type="float">
            <text:p>10</text:p>
          </table:table-cell>
          <table:table-cell table:style-name="ce5" table:formula="of:=[.C9]/[.B9]" office:value-type="percentage" office:value="1.0569150173754" calcext:value-type="percentage">
            <text:p>105.69%</text:p>
          </table:table-cell>
          <table:table-cell table:style-name="ce5" table:formula="of:=([.C9]-[.B9])/[.C9]" office:value-type="percentage" office:value="0.0538501359520193" calcext:value-type="percentage">
            <text:p>5.39%</text:p>
          </table:table-cell>
          <table:table-cell table:formula="of:=[.F9]/[.D9]" office:value-type="percentage" office:value="0.00538501359520193" calcext:value-type="percentage">
            <text:p>0.54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K census 1871</text:p>
          </table:table-cell>
          <table:table-cell table:formula="of:=[.C9]" office:value-type="float" office:value="28927485" calcext:value-type="float">
            <text:p>28927485</text:p>
          </table:table-cell>
          <table:table-cell office:value-type="float" office:value="31484661" calcext:value-type="float">
            <text:p>31484661</text:p>
          </table:table-cell>
          <table:table-cell office:value-type="float" office:value="10" calcext:value-type="float">
            <text:p>10</text:p>
          </table:table-cell>
          <table:table-cell table:style-name="ce5" table:formula="of:=[.C10]/[.B10]" office:value-type="percentage" office:value="1.08839952730077" calcext:value-type="percentage">
            <text:p>108.84%</text:p>
          </table:table-cell>
          <table:table-cell table:style-name="ce5" table:formula="of:=([.C10]-[.B10])/[.C10]" office:value-type="percentage" office:value="0.0812197406222668" calcext:value-type="percentage">
            <text:p>8.12%</text:p>
          </table:table-cell>
          <table:table-cell table:formula="of:=[.F10]/[.D10]" office:value-type="percentage" office:value="0.00812197406222668" calcext:value-type="percentage">
            <text:p>0.81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K census 1881</text:p>
          </table:table-cell>
          <table:table-cell table:formula="of:=[.C10]" office:value-type="float" office:value="31484661" calcext:value-type="float">
            <text:p>31484661</text:p>
          </table:table-cell>
          <table:table-cell office:value-type="float" office:value="34484848" calcext:value-type="float">
            <text:p>34484848</text:p>
          </table:table-cell>
          <table:table-cell office:value-type="float" office:value="10" calcext:value-type="float">
            <text:p>10</text:p>
          </table:table-cell>
          <table:table-cell table:style-name="ce5" table:formula="of:=[.C11]/[.B11]" office:value-type="percentage" office:value="1.09529043364958" calcext:value-type="percentage">
            <text:p>109.53%</text:p>
          </table:table-cell>
          <table:table-cell table:style-name="ce5" table:formula="of:=([.C11]-[.B11])/[.C11]" office:value-type="percentage" office:value="0.0870001514868211" calcext:value-type="percentage">
            <text:p>8.70%</text:p>
          </table:table-cell>
          <table:table-cell table:formula="of:=[.F11]/[.D11]" office:value-type="percentage" office:value="0.00870001514868211" calcext:value-type="percentage">
            <text:p>0.8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K census 1891</text:p>
          </table:table-cell>
          <table:table-cell table:formula="of:=[.C11]" office:value-type="float" office:value="34484848" calcext:value-type="float">
            <text:p>34484848</text:p>
          </table:table-cell>
          <table:table-cell office:value-type="float" office:value="37732922" calcext:value-type="float">
            <text:p>37732922</text:p>
          </table:table-cell>
          <table:table-cell office:value-type="float" office:value="10" calcext:value-type="float">
            <text:p>10</text:p>
          </table:table-cell>
          <table:table-cell table:style-name="ce5" table:formula="of:=[.C12]/[.B12]" office:value-type="percentage" office:value="1.09418843893411" calcext:value-type="percentage">
            <text:p>109.42%</text:p>
          </table:table-cell>
          <table:table-cell table:style-name="ce5" table:formula="of:=([.C12]-[.B12])/[.C12]" office:value-type="percentage" office:value="0.0860806380168491" calcext:value-type="percentage">
            <text:p>8.61%</text:p>
          </table:table-cell>
          <table:table-cell table:formula="of:=[.F12]/[.D12]" office:value-type="percentage" office:value="0.00860806380168491" calcext:value-type="percentage">
            <text:p>0.86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K census 1901</text:p>
          </table:table-cell>
          <table:table-cell table:formula="of:=[.C12]" office:value-type="float" office:value="37732922" calcext:value-type="float">
            <text:p>37732922</text:p>
          </table:table-cell>
          <table:table-cell office:value-type="float" office:value="41458721" calcext:value-type="float">
            <text:p>41458721</text:p>
          </table:table-cell>
          <table:table-cell office:value-type="float" office:value="10" calcext:value-type="float">
            <text:p>10</text:p>
          </table:table-cell>
          <table:table-cell table:style-name="ce5" table:formula="of:=[.C13]/[.B13]" office:value-type="percentage" office:value="1.09874133256894" calcext:value-type="percentage">
            <text:p>109.87%</text:p>
          </table:table-cell>
          <table:table-cell table:style-name="ce5" table:formula="of:=([.C13]-[.B13])/[.C13]" office:value-type="percentage" office:value="0.0898676782624336" calcext:value-type="percentage">
            <text:p>8.99%</text:p>
          </table:table-cell>
          <table:table-cell table:formula="of:=[.F13]/[.D13]" office:value-type="percentage" office:value="0.00898676782624336" calcext:value-type="percentage">
            <text:p>0.9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K census 1911</text:p>
          </table:table-cell>
          <table:table-cell table:formula="of:=[.C13]" office:value-type="float" office:value="41458721" calcext:value-type="float">
            <text:p>41458721</text:p>
          </table:table-cell>
          <table:table-cell office:value-type="float" office:value="45221645" calcext:value-type="float">
            <text:p>45221645</text:p>
          </table:table-cell>
          <table:table-cell office:value-type="float" office:value="10" calcext:value-type="float">
            <text:p>10</text:p>
          </table:table-cell>
          <table:table-cell table:style-name="ce5" table:formula="of:=[.C14]/[.B14]" office:value-type="percentage" office:value="1.09076314727606" calcext:value-type="percentage">
            <text:p>109.08%</text:p>
          </table:table-cell>
          <table:table-cell table:style-name="ce5" table:formula="of:=([.C14]-[.B14])/[.C14]" office:value-type="percentage" office:value="0.0832106837334201" calcext:value-type="percentage">
            <text:p>8.32%</text:p>
          </table:table-cell>
          <table:table-cell table:formula="of:=[.F14]/[.D14]" office:value-type="percentage" office:value="0.00832106837334201" calcext:value-type="percentage">
            <text:p>0.8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K census 1921</text:p>
          </table:table-cell>
          <table:table-cell table:formula="of:=[.C14]" office:value-type="float" office:value="45221645" calcext:value-type="float">
            <text:p>45221645</text:p>
          </table:table-cell>
          <table:table-cell office:value-type="float" office:value="44024091" calcext:value-type="float">
            <text:p>44024091</text:p>
          </table:table-cell>
          <table:table-cell office:value-type="float" office:value="10" calcext:value-type="float">
            <text:p>10</text:p>
          </table:table-cell>
          <table:table-cell table:style-name="ce5" table:formula="of:=[.C15]/[.B15]" office:value-type="percentage" office:value="0.973518123898412" calcext:value-type="percentage">
            <text:p>97.35%</text:p>
          </table:table-cell>
          <table:table-cell table:style-name="ce5" table:formula="of:=([.C15]-[.B15])/[.C15]" office:value-type="percentage" office:value="-0.0272022425176252" calcext:value-type="percentage">
            <text:p>-2.72%</text:p>
          </table:table-cell>
          <table:table-cell table:formula="of:=[.F15]/[.D15]" office:value-type="percentage" office:value="-0.00272022425176252" calcext:value-type="percentage">
            <text:p>-0.2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K census 1949</text:p>
          </table:table-cell>
          <table:table-cell table:formula="of:=[.C15]" office:value-type="float" office:value="44024091" calcext:value-type="float">
            <text:p>44024091</text:p>
          </table:table-cell>
          <table:table-cell office:value-type="float" office:value="48939000" calcext:value-type="float">
            <text:p>48939000</text:p>
          </table:table-cell>
          <table:table-cell table:formula="of:=1949-1921" office:value-type="float" office:value="28" calcext:value-type="float">
            <text:p>28</text:p>
          </table:table-cell>
          <table:table-cell table:style-name="ce5" table:formula="of:=[.C16]/[.B16]" office:value-type="percentage" office:value="1.1116413510957" calcext:value-type="percentage">
            <text:p>111.16%</text:p>
          </table:table-cell>
          <table:table-cell table:style-name="ce5" table:formula="of:=([.C16]-[.B16])/[.C16]" office:value-type="percentage" office:value="0.100429289523693" calcext:value-type="percentage">
            <text:p>10.04%</text:p>
          </table:table-cell>
          <table:table-cell table:formula="of:=[.F16]/[.D16]" office:value-type="percentage" office:value="0.00358676034013188" calcext:value-type="percentage">
            <text:p>0.36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K census 1951</text:p>
          </table:table-cell>
          <table:table-cell table:formula="of:=[.C16]" office:value-type="float" office:value="48939000" calcext:value-type="float">
            <text:p>48939000</text:p>
          </table:table-cell>
          <table:table-cell office:value-type="float" office:value="50028000" calcext:value-type="float">
            <text:p>50028000</text:p>
          </table:table-cell>
          <table:table-cell table:formula="of:=1951-1949" office:value-type="float" office:value="2" calcext:value-type="float">
            <text:p>2</text:p>
          </table:table-cell>
          <table:table-cell table:style-name="ce5" table:formula="of:=[.C17]/[.B17]" office:value-type="percentage" office:value="1.02225219150371" calcext:value-type="percentage">
            <text:p>102.23%</text:p>
          </table:table-cell>
          <table:table-cell table:style-name="ce5" table:formula="of:=([.C17]-[.B17])/[.C17]" office:value-type="percentage" office:value="0.0217678100263852" calcext:value-type="percentage">
            <text:p>2.18%</text:p>
          </table:table-cell>
          <table:table-cell table:formula="of:=[.F17]/[.D17]" office:value-type="percentage" office:value="0.0108839050131926" calcext:value-type="percentage">
            <text:p>1.09%</text:p>
          </table:table-cell>
          <table:table-cell table:number-columns-repeated="1017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8-01-11T15:22:43.773000000</meta:creation-date>
    <dc:date>2018-01-11T15:40:46.658000000</dc:date>
    <dc:creator>James Petts</dc:creator>
    <meta:editing-duration>PT14M45S</meta:editing-duration>
    <meta:editing-cycles>19</meta:editing-cycles>
    <meta:generator>LibreOffice/5.4.3.2$Windows_X86_64 LibreOffice_project/92a7159f7e4af62137622921e809f8546db437e5</meta:generator>
    <meta:document-statistic meta:table-count="1" meta:cell-count="119" meta:object-count="0"/>
  </office:meta>
</office:document-meta>
</file>